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9.081cm" fo:margin-top="0cm" fo:margin-bottom="0cm" table:align="center"/>
    </style:style>
    <style:style style:name="Tableau1.A" style:family="table-column">
      <style:table-column-properties style:column-width="2.309cm"/>
    </style:style>
    <style:style style:name="Tableau1.B" style:family="table-column">
      <style:table-column-properties style:column-width="2.254cm"/>
    </style:style>
    <style:style style:name="Tableau1.C" style:family="table-column">
      <style:table-column-properties style:column-width="2.26cm"/>
    </style:style>
    <style:style style:name="Tableau1.D" style:family="table-column">
      <style:table-column-properties style:column-width="2.258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au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2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eau1.D2" style:family="table-cell">
      <style:table-cell-properties style:vertical-align="bottom" fo:padding-left="0.049cm" fo:padding-right="0.049cm" fo:padding-top="0cm" fo:padding-bottom="0cm" fo:border-left="none" fo:border-right="0.05pt solid #000000" fo:border-top="none" fo:border-bottom="0.05pt solid #000000"/>
    </style:style>
    <style:style style:name="Tableau1.B3" style:family="table-cell">
      <style:table-cell-properties style:vertical-align="middle" fo:background-color="#dddddd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.B4" style:family="table-cell">
      <style:table-cell-properties style:vertical-align="bottom" fo:background-color="#ffd7d7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style:vertical-align="bottom" fo:background-color="#e8f2a1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D4" style:family="table-cell">
      <style:table-cell-properties style:vertical-align="bottom" fo:background-color="#b4c7dc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.B5" style:family="table-cell">
      <style:table-cell-properties style:vertical-align="bottom" fo:background-color="#ff3838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C5" style:family="table-cell">
      <style:table-cell-properties style:vertical-align="bottom" fo:background-color="#f6f9d4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D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B6" style:family="table-cell">
      <style:table-cell-properties style:vertical-align="bottom" fo:background-color="#ff6d6d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B7" style:family="table-cell">
      <style:table-cell-properties style:vertical-align="bottom" fo:background-color="#ffa6a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C7" style:family="table-cell">
      <style:table-cell-properties style:vertical-align="bottom" fo:background-color="#d4ea6b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D7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C8" style:family="table-cell">
      <style:table-cell-properties style:vertical-align="bottom" fo:background-color="#bbe33d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D8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D9" style:family="table-cell">
      <style:table-cell-properties style:vertical-align="bottom" fo:background-color="#dee6e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.D11" style:family="table-cell">
      <style:table-cell-properties style:vertical-align="bottom" fo:background-color="#729fc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.D12" style:family="table-cell">
      <style:table-cell-properties style:vertical-align="bottom" fo:background-color="#3465a4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77e1c"/>
    </style:style>
    <style:style style:name="P2" style:family="paragraph" style:parent-style-name="Standard">
      <style:text-properties officeooo:rsid="00198737" officeooo:paragraph-rsid="00198737"/>
    </style:style>
    <style:style style:name="P3" style:family="paragraph" style:parent-style-name="Standard">
      <style:text-properties officeooo:paragraph-rsid="00198737"/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P5" style:family="paragraph" style:parent-style-name="Heading_20_2">
      <style:text-properties officeooo:paragraph-rsid="001ea095"/>
    </style:style>
    <style:style style:name="P6" style:family="paragraph" style:parent-style-name="Heading_20_2">
      <style:paragraph-properties fo:text-align="center" style:justify-single-word="false"/>
      <style:text-properties officeooo:paragraph-rsid="001ea095"/>
    </style:style>
    <style:style style:name="P7" style:family="paragraph" style:parent-style-name="Standard">
      <style:text-properties officeooo:rsid="00177e1c" officeooo:paragraph-rsid="00177e1c"/>
    </style:style>
    <style:style style:name="P8" style:family="paragraph" style:parent-style-name="Standard">
      <style:text-properties officeooo:rsid="00198737" officeooo:paragraph-rsid="00198737"/>
    </style:style>
    <style:style style:name="P9" style:family="paragraph" style:parent-style-name="Standard">
      <style:text-properties officeooo:rsid="00198737" officeooo:paragraph-rsid="001b26ce"/>
    </style:style>
    <style:style style:name="P10" style:family="paragraph" style:parent-style-name="Standard">
      <style:text-properties officeooo:rsid="00198737" officeooo:paragraph-rsid="001ea095"/>
    </style:style>
    <style:style style:name="P11" style:family="paragraph" style:parent-style-name="Standard">
      <style:paragraph-properties fo:text-align="center" style:justify-single-word="false"/>
      <style:text-properties officeooo:rsid="00198737" officeooo:paragraph-rsid="001ea095"/>
    </style:style>
    <style:style style:name="P12" style:family="paragraph" style:parent-style-name="Standard">
      <style:text-properties officeooo:paragraph-rsid="0017b0d9"/>
    </style:style>
    <style:style style:name="P13" style:family="paragraph" style:parent-style-name="Standard">
      <style:text-properties officeooo:paragraph-rsid="001b26ce"/>
    </style:style>
    <style:style style:name="P14" style:family="paragraph" style:parent-style-name="Standard">
      <style:text-properties officeooo:rsid="0017b0d9" officeooo:paragraph-rsid="0017b0d9"/>
    </style:style>
    <style:style style:name="P15" style:family="paragraph" style:parent-style-name="Standard">
      <style:text-properties officeooo:paragraph-rsid="001ce644"/>
    </style:style>
    <style:style style:name="P16" style:family="paragraph" style:parent-style-name="Standard">
      <style:text-properties officeooo:paragraph-rsid="00177e1c"/>
    </style:style>
    <style:style style:name="P17" style:family="paragraph" style:parent-style-name="Standard">
      <style:text-properties officeooo:paragraph-rsid="001ea095"/>
    </style:style>
    <style:style style:name="P18" style:family="paragraph" style:parent-style-name="Standard">
      <style:text-properties fo:font-size="5pt" officeooo:rsid="00198737" style:font-size-asian="4.34999990463257pt" style:font-size-complex="5pt"/>
    </style:style>
    <style:style style:name="P19" style:family="paragraph" style:parent-style-name="Standard">
      <style:text-properties fo:font-size="5pt" officeooo:rsid="00198737" officeooo:paragraph-rsid="001ea095" style:font-size-asian="4.34999990463257pt" style:font-size-complex="5pt"/>
    </style:style>
    <style:style style:name="P20" style:family="paragraph" style:parent-style-name="Standard">
      <style:paragraph-properties fo:text-align="center" style:justify-single-word="false">
        <style:tab-stops/>
      </style:paragraph-properties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solid" draw:fill-color="#f6f9d4"/>
      <style:paragraph-properties fo:text-align="center" style:writing-mode="lr-tb"/>
    </style:style>
    <style:style style:name="T1" style:family="text">
      <style:text-properties officeooo:rsid="00177e1c"/>
    </style:style>
    <style:style style:name="T2" style:family="text">
      <style:text-properties officeooo:rsid="00198737"/>
    </style:style>
    <style:style style:name="T3" style:family="text">
      <style:text-properties officeooo:rsid="0019956f"/>
    </style:style>
    <style:style style:name="T4" style:family="text">
      <style:text-properties officeooo:rsid="001b26ce"/>
    </style:style>
    <style:style style:name="T5" style:family="text">
      <style:text-properties officeooo:rsid="0017b0d9"/>
    </style:style>
    <style:style style:name="T6" style:family="text">
      <style:text-properties fo:font-weight="bold" officeooo:rsid="001b26ce" style:font-weight-asian="bold" style:font-weight-complex="bold"/>
    </style:style>
    <style:style style:name="T7" style:family="text">
      <style:text-properties fo:font-weight="bold" officeooo:rsid="00198737" style:font-weight-asian="bold" style:font-weight-complex="bold"/>
    </style:style>
    <style:style style:name="T8" style:family="text">
      <style:text-properties fo:font-weight="bold" officeooo:rsid="001ce644" style:font-weight-asian="bold" style:font-weight-complex="bold"/>
    </style:style>
    <style:style style:name="T9" style:family="text">
      <style:text-properties officeooo:rsid="001ce644"/>
    </style:style>
    <style:style style:name="T10" style:family="text">
      <style:text-properties officeooo:rsid="001ea095"/>
    </style:style>
    <style:style style:name="T11" style:family="text">
      <style:text-properties fo:font-size="12pt" officeooo:rsid="001ea095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049cm" draw:marker-start-width="0.42cm" draw:marker-end="Arrow" draw:marker-end-width="0.25cm" draw:textarea-horizontal-align="center" draw:textarea-vertical-align="middle" fo:padding-top="0.025cm" fo:padding-bottom="0.025cm" fo:padding-left="0.025cm" fo:padding-right="0.025cm" style:run-through="foreground"/>
    </style:style>
    <style:style style:name="gr3" style:family="graphic">
      <style:graphic-properties svg:stroke-width="0.049cm" svg:stroke-color="#ff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4" style:family="graphic">
      <style:graphic-properties svg:stroke-width="0.049cm" svg:stroke-color="#00a933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5" style:family="graphic">
      <style:graphic-properties svg:stroke-width="0.049cm" svg:stroke-color="#0033c4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6" style:family="graphic">
      <style:graphic-properties draw:stroke="dash" draw:stroke-dash="Long_20_Dash" svg:stroke-width="0.049cm" svg:stroke-color="#5983b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7" style:family="graphic">
      <style:graphic-properties draw:stroke="dash" draw:stroke-dash="Long_20_Dot" svg:stroke-width="0.03cm" svg:stroke-color="#5983b0" draw:marker-start-width="0.39cm" draw:marker-end-width="0.39cm" draw:textarea-horizontal-align="center" draw:textarea-vertical-align="middle" fo:padding-top="0.016cm" fo:padding-bottom="0.016cm" fo:padding-left="0.016cm" fo:padding-right="0.016cm" style:run-through="foreground"/>
    </style:style>
    <style:style style:name="gr8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99cm" style:run-through="foreground"/>
      <style:paragraph-properties style:writing-mode="lr-tb"/>
    </style:style>
    <style:style style:name="gr10" style:family="graphic">
      <style:graphic-properties style:run-through="foreground"/>
    </style:style>
    <style:style style:name="gr1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12" style:family="graphic">
      <style:graphic-properties svg:stroke-width="0.03cm" draw:marker-start-width="0.39cm" draw:marker-end-width="0.39cm" draw:fill="none" draw:textarea-horizontal-align="justify" draw:textarea-vertical-align="middle" draw:auto-grow-height="false" fo:min-height="0.501cm" fo:min-width="0.501cm" fo:padding-top="0.014cm" fo:padding-bottom="0.014cm" fo:padding-left="0.014cm" fo:padding-right="0.014cm" style:run-through="foreground"/>
    </style:style>
    <style:style style:name="gr13" style:family="graphic">
      <style:graphic-properties draw:fill="solid" draw:fill-color="#f6f9d4" draw:textarea-horizontal-align="justify" draw:textarea-vertical-align="middle" draw:auto-grow-height="false" fo:min-height="0.471cm" fo:min-width="0.471cm" style:run-through="foreground"/>
      <style:paragraph-properties style:writing-mode="lr-tb"/>
    </style:style>
    <style:style style:name="gr14" style:family="graphic">
      <style:graphic-properties svg:stroke-width="0.03cm" svg:stroke-color="#81d41a" draw:marker-start-width="0.39cm" draw:marker-end="Concave" draw:marker-end-width="0.39cm" draw:textarea-horizontal-align="center" draw:textarea-vertical-align="middle" fo:padding-top="0.014cm" fo:padding-bottom="0.014cm" fo:padding-left="0.014cm" fo:padding-right="0.014cm" style:run-through="foreground"/>
    </style:style>
    <style:style style:name="gr15" style:family="graphic">
      <style:graphic-properties draw:marker-end="Arrow" draw:marker-end-width="0.176cm"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<text:span text:style-name="T11">Synthèse additive : </text:span></text:h>
      <text:h text:style-name="P6" text:outline-level="2"><text:span text:style-name="T10">Des couleurs primaires aux</text:span><text:span text:style-name="T1"> couleurs d</text:span><text:span text:style-name="T10">e l’</text:span><text:span text:style-name="T1">arc-en-ciel</text:span></text:h>
      <text:p text:style-name="P7"/>
      <text:p text:style-name="P1"><text:span text:style-name="T1">On </text:span><text:span text:style-name="T10">fixe</text:span><text:span text:style-name="T1"> le niveau maximum de luminosité à 12</text:span><text:span text:style-name="T10">8</text:span><text:span text:style-name="T1"> pour éviter d’être ébloui. Le niveau de lumière rouge, verte et bleue doivent suivre les courbes ci-dessous pour obtenir un changement progressif de couleur.</text:span></text:p>
      <text:p text:style-name="P1"/>
      <text:p text:style-name="P1"><draw:g text:anchor-type="paragraph" draw:z-index="1" draw:name="DrawObject1" draw:style-name="gr1"><draw:line draw:name="Forme1" draw:style-name="gr2" draw:text-style-name="P21" svg:x1="3.521cm" svg:y1="5.086cm" svg:x2="3.521cm" svg:y2="0.259cm"><text:p/></draw:line><draw:line draw:name="Forme1_0" draw:style-name="gr2" draw:text-style-name="P21" svg:x1="3.52cm" svg:y1="5.043cm" svg:x2="11.133cm" svg:y2="5.043cm"><text:p/></draw:line><draw:line draw:name="Forme2" draw:style-name="gr3" draw:text-style-name="P21" svg:x1="3.521cm" svg:y1="1.007cm" svg:x2="7.141cm" svg:y2="5.043cm"><text:p/></draw:line><draw:line draw:name="Forme2_0" draw:style-name="gr4" draw:text-style-name="P21" svg:x1="3.521cm" svg:y1="5.043cm" svg:x2="7.141cm" svg:y2="1.092cm"><text:p/></draw:line><draw:line draw:name="Forme2_1" draw:style-name="gr4" draw:text-style-name="P21" svg:x1="10.718cm" svg:y1="5.043cm" svg:x2="7.141cm" svg:y2="1.092cm"><text:p/></draw:line><draw:line draw:name="Forme2_2" draw:style-name="gr5" draw:text-style-name="P21" svg:x1="7.141cm" svg:y1="5.043cm" svg:x2="10.635cm" svg:y2="1.092cm"><text:p/></draw:line><draw:line draw:name="Forme3" draw:style-name="gr6" draw:text-style-name="P21" svg:x1="10.718cm" svg:y1="0.591cm" svg:x2="10.718cm" svg:y2="5.252cm"><text:p/></draw:line><draw:line draw:name="Forme3_0" draw:style-name="gr6" draw:text-style-name="P21" svg:x1="7.141cm" svg:y1="0.593cm" svg:x2="7.141cm" svg:y2="5.254cm"><text:p/></draw:line><draw:line draw:name="Forme3_1" draw:style-name="gr7" draw:text-style-name="P21" svg:x1="3.23cm" svg:y1="1.007cm" svg:x2="11.967cm" svg:y2="1.007cm"><text:p/></draw:line><draw:frame draw:name="Forme4" draw:style-name="gr8" draw:text-style-name="P22" svg:width="0.999cm" svg:height="0.489cm" svg:x="2.445cm" svg:y="0.743cm"><draw:text-box><text:p>128</text:p></draw:text-box></draw:frame><draw:frame draw:name="Forme4_0" draw:style-name="gr8" draw:text-style-name="P22" svg:width="0.999cm" svg:height="0.489cm" svg:x="2.68cm" svg:y="4.752cm"><draw:text-box><text:p><text:s text:c="5"/>0</text:p></draw:text-box></draw:frame><draw:frame draw:name="Forme4_1" draw:style-name="gr8" draw:text-style-name="P23" svg:width="3.162cm" svg:height="0.489cm" svg:x="0.152cm" svg:y="0.104cm"><draw:text-box><text:p><text:span text:style-name="T12">Niveau de luminosité</text:span></text:p></draw:text-box></draw:frame><draw:line draw:name="Forme3_2" draw:style-name="gr6" draw:text-style-name="P21" svg:x1="5.363cm" svg:y1="0.593cm" svg:x2="5.363cm" svg:y2="5.254cm"><text:p/></draw:line><draw:line draw:name="Forme3_3" draw:style-name="gr6" draw:text-style-name="P21" svg:x1="8.919cm" svg:y1="0.593cm" svg:x2="8.919cm" svg:y2="5.254cm"><text:p/></draw:line><draw:line draw:name="Forme3_4" draw:style-name="gr6" draw:text-style-name="P21" svg:x1="8.03cm" svg:y1="0.593cm" svg:x2="8.03cm" svg:y2="5.254cm"><text:p/></draw:line><draw:line draw:name="Forme3_5" draw:style-name="gr6" draw:text-style-name="P21" svg:x1="9.808cm" svg:y1="0.593cm" svg:x2="9.808cm" svg:y2="5.254cm"><text:p/></draw:line><draw:line draw:name="Forme3_6" draw:style-name="gr6" draw:text-style-name="P21" svg:x1="4.474cm" svg:y1="0.593cm" svg:x2="4.474cm" svg:y2="5.254cm"><text:p/></draw:line><draw:line draw:name="Forme3_7" draw:style-name="gr6" draw:text-style-name="P21" svg:x1="6.252cm" svg:y1="0.593cm" svg:x2="6.252cm" svg:y2="5.254cm"><text:p/></draw:line><draw:frame draw:name="Forme5" draw:style-name="gr9" draw:text-style-name="P22" svg:width="0.583cm" svg:height="0.5cm" svg:x="3.563cm" svg:y="5.219cm"><draw:text-box><text:p>[0]</text:p></draw:text-box></draw:frame><draw:frame draw:name="Forme5_0" draw:style-name="gr9" draw:text-style-name="P22" svg:width="0.583cm" svg:height="0.5cm" svg:x="4.452cm" svg:y="5.219cm"><draw:text-box><text:p>[1]</text:p></draw:text-box></draw:frame><draw:frame draw:name="Forme5_1" draw:style-name="gr9" draw:text-style-name="P22" svg:width="0.583cm" svg:height="0.5cm" svg:x="5.341cm" svg:y="5.219cm"><draw:text-box><text:p>[2]</text:p></draw:text-box></draw:frame><draw:frame draw:name="Forme5_2" draw:style-name="gr9" draw:text-style-name="P22" svg:width="0.583cm" svg:height="0.5cm" svg:x="6.23cm" svg:y="5.219cm"><draw:text-box><text:p>[3]</text:p></draw:text-box></draw:frame><draw:frame draw:name="Forme5_3" draw:style-name="gr9" draw:text-style-name="P22" svg:width="0.583cm" svg:height="0.5cm" svg:x="7.119cm" svg:y="5.219cm"><draw:text-box><text:p>[4]</text:p></draw:text-box></draw:frame><draw:frame draw:name="Forme5_4" draw:style-name="gr9" draw:text-style-name="P22" svg:width="0.583cm" svg:height="0.5cm" svg:x="8.008cm" svg:y="5.219cm"><draw:text-box><text:p>[5]</text:p></draw:text-box></draw:frame><draw:frame draw:name="Forme5_5" draw:style-name="gr9" draw:text-style-name="P22" svg:width="0.583cm" svg:height="0.5cm" svg:x="8.897cm" svg:y="5.219cm"><draw:text-box><text:p>[6]</text:p></draw:text-box></draw:frame><draw:frame draw:name="Forme5_6" draw:style-name="gr9" draw:text-style-name="P22" svg:width="0.583cm" svg:height="0.5cm" svg:x="9.786cm" svg:y="5.219cm"><draw:text-box><text:p>[7]</text:p></draw:text-box></draw:frame><draw:g draw:name="DrawObject1" draw:style-name="gr10"><draw:line draw:name="Forme6" draw:style-name="gr11" draw:text-style-name="P21" svg:x1="3.981cm" svg:y1="1.34cm" svg:x2="3.981cm" svg:y2="1.673cm"><text:p/></draw:line><draw:line draw:name="Forme6_0" draw:style-name="gr11" draw:text-style-name="P21" svg:x1="3.812cm" svg:y1="1.507cm" svg:x2="4.145cm" svg:y2="1.507cm"><text:p/></draw:line></draw:g><draw:g draw:name="DrawObject1_0" draw:style-name="gr10"><draw:line draw:name="Forme6_3" draw:style-name="gr11" draw:text-style-name="P21" svg:x1="3.981cm" svg:y1="4.418cm" svg:x2="3.981cm" svg:y2="4.751cm"><text:p/></draw:line><draw:line draw:name="Forme6_4" draw:style-name="gr11" draw:text-style-name="P21" svg:x1="3.812cm" svg:y1="4.585cm" svg:x2="4.145cm" svg:y2="4.585cm"><text:p/></draw:line></draw:g><draw:g draw:name="DrawObject1_1" draw:style-name="gr10"><draw:line draw:name="Forme6_5" draw:style-name="gr11" draw:text-style-name="P21" svg:x1="4.87cm" svg:y1="2.328cm" svg:x2="4.87cm" svg:y2="2.661cm"><text:p/></draw:line><draw:line draw:name="Forme6_6" draw:style-name="gr11" draw:text-style-name="P21" svg:x1="4.701cm" svg:y1="2.494cm" svg:x2="5.034cm" svg:y2="2.494cm"><text:p/></draw:line></draw:g><draw:g draw:name="DrawObject1_2" draw:style-name="gr10"><draw:line draw:name="Forme6_1" draw:style-name="gr11" draw:text-style-name="P21" svg:x1="4.87cm" svg:y1="3.431cm" svg:x2="4.87cm" svg:y2="3.764cm"><text:p/></draw:line><draw:line draw:name="Forme6_2" draw:style-name="gr11" draw:text-style-name="P21" svg:x1="4.701cm" svg:y1="3.597cm" svg:x2="5.034cm" svg:y2="3.597cm"><text:p/></draw:line></draw:g><draw:g draw:name="DrawObject1_3" draw:style-name="gr10"><draw:line draw:name="Forme6_7" draw:style-name="gr11" draw:text-style-name="P21" svg:x1="5.858cm" svg:y1="2.328cm" svg:x2="5.858cm" svg:y2="2.661cm"><text:p/></draw:line><draw:line draw:name="Forme6_8" draw:style-name="gr11" draw:text-style-name="P21" svg:x1="5.689cm" svg:y1="2.494cm" svg:x2="6.022cm" svg:y2="2.494cm"><text:p/></draw:line></draw:g><draw:g draw:name="DrawObject1_4" draw:style-name="gr10"><draw:line draw:name="Forme6_9" draw:style-name="gr11" draw:text-style-name="P21" svg:x1="5.858cm" svg:y1="3.431cm" svg:x2="5.858cm" svg:y2="3.764cm"><text:p/></draw:line><draw:line draw:name="Forme6_10" draw:style-name="gr11" draw:text-style-name="P21" svg:x1="5.689cm" svg:y1="3.597cm" svg:x2="6.022cm" svg:y2="3.597cm"><text:p/></draw:line></draw:g><draw:g draw:name="DrawObject1_5" draw:style-name="gr10"><draw:line draw:name="Forme6_11" draw:style-name="gr11" draw:text-style-name="P21" svg:x1="6.648cm" svg:y1="1.439cm" svg:x2="6.648cm" svg:y2="1.772cm"><text:p/></draw:line><draw:line draw:name="Forme6_12" draw:style-name="gr11" draw:text-style-name="P21" svg:x1="6.479cm" svg:y1="1.605cm" svg:x2="6.812cm" svg:y2="1.605cm"><text:p/></draw:line></draw:g><draw:g draw:name="DrawObject1_6" draw:style-name="gr10"><draw:line draw:name="Forme6_13" draw:style-name="gr11" draw:text-style-name="P21" svg:x1="6.747cm" svg:y1="4.418cm" svg:x2="6.747cm" svg:y2="4.751cm"><text:p/></draw:line><draw:line draw:name="Forme6_14" draw:style-name="gr11" draw:text-style-name="P21" svg:x1="6.578cm" svg:y1="4.585cm" svg:x2="6.911cm" svg:y2="4.585cm"><text:p/></draw:line></draw:g><draw:g draw:name="DrawObject1_7" draw:style-name="gr10"><draw:line draw:name="Forme6_15" draw:style-name="gr11" draw:text-style-name="P21" svg:x1="7.636cm" svg:y1="1.439cm" svg:x2="7.636cm" svg:y2="1.772cm"><text:p/></draw:line><draw:line draw:name="Forme6_16" draw:style-name="gr11" draw:text-style-name="P21" svg:x1="7.467cm" svg:y1="1.605cm" svg:x2="7.8cm" svg:y2="1.605cm"><text:p/></draw:line></draw:g><draw:g draw:name="DrawObject1_8" draw:style-name="gr10"><draw:line draw:name="Forme6_17" draw:style-name="gr11" draw:text-style-name="P21" svg:x1="7.636cm" svg:y1="4.32cm" svg:x2="7.636cm" svg:y2="4.653cm"><text:p/></draw:line><draw:line draw:name="Forme6_18" draw:style-name="gr11" draw:text-style-name="P21" svg:x1="7.467cm" svg:y1="4.486cm" svg:x2="7.8cm" svg:y2="4.486cm"><text:p/></draw:line></draw:g><draw:g draw:name="DrawObject1_9" draw:style-name="gr10"><draw:line draw:name="Forme6_19" draw:style-name="gr11" draw:text-style-name="P21" svg:x1="8.525cm" svg:y1="2.427cm" svg:x2="8.525cm" svg:y2="2.76cm"><text:p/></draw:line><draw:line draw:name="Forme6_20" draw:style-name="gr11" draw:text-style-name="P21" svg:x1="8.356cm" svg:y1="2.593cm" svg:x2="8.689cm" svg:y2="2.593cm"><text:p/></draw:line></draw:g><draw:g draw:name="DrawObject1_10" draw:style-name="gr10"><draw:line draw:name="Forme6_21" draw:style-name="gr11" draw:text-style-name="P21" svg:x1="8.426cm" svg:y1="3.431cm" svg:x2="8.426cm" svg:y2="3.764cm"><text:p/></draw:line><draw:line draw:name="Forme6_22" draw:style-name="gr11" draw:text-style-name="P21" svg:x1="8.257cm" svg:y1="3.597cm" svg:x2="8.59cm" svg:y2="3.597cm"><text:p/></draw:line></draw:g><draw:g draw:name="DrawObject1_11" draw:style-name="gr10"><draw:line draw:name="Forme6_23" draw:style-name="gr11" draw:text-style-name="P21" svg:x1="9.414cm" svg:y1="2.328cm" svg:x2="9.414cm" svg:y2="2.661cm"><text:p/></draw:line><draw:line draw:name="Forme6_24" draw:style-name="gr11" draw:text-style-name="P21" svg:x1="9.245cm" svg:y1="2.494cm" svg:x2="9.578cm" svg:y2="2.494cm"><text:p/></draw:line></draw:g><draw:g draw:name="DrawObject1_12" draw:style-name="gr10"><draw:line draw:name="Forme6_25" draw:style-name="gr11" draw:text-style-name="P21" svg:x1="9.414cm" svg:y1="3.431cm" svg:x2="9.414cm" svg:y2="3.764cm"><text:p/></draw:line><draw:line draw:name="Forme6_26" draw:style-name="gr11" draw:text-style-name="P21" svg:x1="9.245cm" svg:y1="3.597cm" svg:x2="9.578cm" svg:y2="3.597cm"><text:p/></draw:line></draw:g><draw:g draw:name="DrawObject1_13" draw:style-name="gr10"><draw:line draw:name="Forme6_27" draw:style-name="gr11" draw:text-style-name="P21" svg:x1="10.303cm" svg:y1="1.34cm" svg:x2="10.303cm" svg:y2="1.673cm"><text:p/></draw:line><draw:line draw:name="Forme6_28" draw:style-name="gr11" draw:text-style-name="P21" svg:x1="10.134cm" svg:y1="1.507cm" svg:x2="10.467cm" svg:y2="1.507cm"><text:p/></draw:line></draw:g><draw:g draw:name="DrawObject1_14" draw:style-name="gr10"><draw:line draw:name="Forme6_29" draw:style-name="gr11" draw:text-style-name="P21" svg:x1="10.303cm" svg:y1="4.418cm" svg:x2="10.303cm" svg:y2="4.751cm"><text:p/></draw:line><draw:line draw:name="Forme6_30" draw:style-name="gr11" draw:text-style-name="P21" svg:x1="10.134cm" svg:y1="4.585cm" svg:x2="10.467cm" svg:y2="4.585cm"><text:p/></draw:line></draw:g><draw:custom-shape draw:name="Forme7" draw:style-name="gr12" draw:text-style-name="P24" svg:width="0.749cm" svg:height="0.749cm" svg:x="3.646cm" svg:y="4.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0" draw:style-name="gr12" draw:text-style-name="P24" svg:width="0.749cm" svg:height="0.749cm" svg:x="4.562cm" svg:y="3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8" draw:style-name="gr13" draw:text-style-name="P26" svg:width="0.666cm" svg:height="0.666cm" svg:x="2.565cm" svg:y="2.339cm"><text:p text:style-name="P25">n°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Forme9" draw:style-name="gr14" draw:text-style-name="P21" svg:width="1.805cm" svg:height="1.768cm" draw:transform="rotate (0.718377520120866) translate (3.22968055555556cm 2.50472222222222cm)" svg:viewBox="0 0 1806 1769" svg:d="M0 0c948 55 2019 218 1769 1769"><text:p/></draw:path><draw:frame draw:name="Forme4_2" draw:style-name="gr8" draw:text-style-name="P23" svg:width="3.162cm" svg:height="0.489cm" svg:x="11.134cm" svg:y="5.179cm"><draw:text-box><text:p><text:span text:style-name="T12">n° de led neopixel</text:span></text:p></draw:text-box></draw:frame><draw:line draw:name="Forme10" draw:style-name="gr15" draw:text-style-name="P21" svg:x1="3.981cm" svg:y1="4.585cm" svg:x2="3.147cm" svg:y2="4.587cm"><text:p/></draw:line><draw:frame draw:name="Forme4_3" draw:style-name="gr8" draw:text-style-name="P22" svg:width="0.999cm" svg:height="0.489cm" svg:x="2.031cm" svg:y="4.346cm"><draw:text-box><text:p><text:s text:c="5"/>16</text:p></draw:text-box></draw:frame><draw:line draw:name="Forme10_0" draw:style-name="gr15" draw:text-style-name="P21" svg:x1="4.87cm" svg:y1="3.586cm" svg:x2="3.147cm" svg:y2="3.588cm"><text:p/></draw:line><draw:frame draw:name="Forme4_4" draw:style-name="gr8" draw:text-style-name="P22" svg:width="0.999cm" svg:height="0.489cm" svg:x="2.066cm" svg:y="3.337cm"><draw:text-box><text:p><text:s text:c="5"/>48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5">Si on porte un peu attention aux différentes valeurs, on peut se rendre compte qu’il suffit de connaître la valeur correspondant aux deux points entourés pour </text:span><text:span text:style-name="T4">pouvoir calculer toutes les autres valeurs</text:span><text:span text:style-name="T5">.</text:span></text:p>
      <text:p text:style-name="P13"><text:span text:style-name="T2">O</text:span><text:span text:style-name="T4">n va considérer que le niveau de lumière verte </text:span><text:span text:style-name="T6">pour la première led : led[0]</text:span><text:span text:style-name="T4"> correspond au centre de l’intervalle [ 0 ; 1 ] (indiqué par le point entouré). Sur le même principe, le niveau de lumière verte </text:span><text:span text:style-name="T6">pour la deuxième led </text:span><text:span text:style-name="T4">: led[1] correspondra au centre de l’intervalle [ 1 ; 2 ].</text:span></text:p>
      <text:p text:style-name="P13"/>
      <text:p text:style-name="P13"><text:span text:style-name="T4">1 - </text:span><text:span text:style-name="T5">Montrer que l</text:span><text:span text:style-name="T2">e niveau de lumière verte représenté par la</text:span><text:span text:style-name="T5"> droite n°1 a pour équation </text:span><text:span text:style-name="T5"><draw:frame draw:style-name="fr1" draw:name="Objet1" text:anchor-type="as-char" svg:y="-0.624cm" svg:width="2.651cm" svg:height="1.00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où n correspond au numéro de la led NeoPixel ( de 0 à 7 inclus )</text:span></text:p>
      <text:p text:style-name="P14"/>
      <text:p text:style-name="P17"><text:span text:style-name="T4">2 – En déduire le niveau de lumière verte pour l</text:span><text:span text:style-name="T10">es trois </text:span><text:span text:style-name="T4">led suivante</text:span><text:span text:style-name="T10">s</text:span><text:span text:style-name="T4"> : led[1], led[</text:span><text:span text:style-name="T10">2</text:span><text:span text:style-name="T4">] </text:span><text:span text:style-name="T10">et </text:span><text:span text:style-name="T4">led[</text:span><text:span text:style-name="T10">3</text:span><text:span text:style-name="T4">] .</text:span></text:p>
      <text:p text:style-name="P9"/>
      <text:p text:style-name="P15"><text:span text:style-name="T2">3 – Sachant que le niveau total de luminosité pour la somme des trois couleurs </text:span><text:span text:style-name="T9">est de </text:span><text:span text:style-name="T2">128, en déduire la valeur du niveau de luminosité pour </text:span><text:span text:style-name="T7">l</text:span><text:span text:style-name="T8">es</text:span><text:span text:style-name="T7"> lumière</text:span><text:span text:style-name="T8">s</text:span><text:span text:style-name="T7"> rouge</text:span><text:span text:style-name="T8">s et vertes</text:span><text:span text:style-name="T2"> pour les </text:span><text:span text:style-name="T4">led[</text:span><text:span text:style-name="T9">0</text:span><text:span text:style-name="T4">],</text:span><text:span text:style-name="T2"> </text:span><text:span text:style-name="T4">led[1], led[2] et led[3].</text:span></text:p>
      <text:p text:style-name="P3"/>
      <text:p text:style-name="P2">4 – Compte tenu de la position des points pour chaque niveau de luminosité de chaque couleur, vous pouvez déterminer le niveau de lumière rouge, verte et bleue pour chaque led <text:span text:style-name="T10">de led[0] à led[7]</text:span>.</text:p>
      <text:p text:style-name="P2"/>
      <text:p text:style-name="P10">5 – Vérifier vos résultats en programmant les led NeoPixel sur la carte à microcontrôleur.</text:p>
      <text:p text:style-name="P10"/>
      <text:p text:style-name="P11">-------------</text:p>
      <text:p text:style-name="P19"/>
      <text:p text:style-name="P2">Je vous propose d’utiliser une feuille de calcul<text:span text:style-name="T3">s</text:span> LibreOffice pour obtenir les résultats escomptés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4">Niveau maximum : </text:p>
          </table:table-cell>
          <table:covered-table-cell/>
          <table:table-cell table:style-name="Tableau1.A1" office:value-type="string">
            <text:p text:style-name="P4">128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3" table:number-columns-spanned="3" office:value-type="string">
            <text:p text:style-name="P4">Niveau de luminosité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4">n° de led</text:p>
          </table:table-cell>
          <table:table-cell table:style-name="Tableau1.B4" office:value-type="string">
            <text:p text:style-name="P4">Rouge</text:p>
          </table:table-cell>
          <table:table-cell table:style-name="Tableau1.C4" office:value-type="string">
            <text:p text:style-name="P4">Verte</text:p>
          </table:table-cell>
          <table:table-cell table:style-name="Tableau1.D4" office:value-type="string">
            <text:p text:style-name="P4">Bleue</text:p>
          </table:table-cell>
        </table:table-row>
        <table:table-row table:style-name="Tableau1.1">
          <table:table-cell table:style-name="Tableau1.A2" office:value-type="string">
            <text:p text:style-name="P4">0</text:p>
          </table:table-cell>
          <table:table-cell table:style-name="Tableau1.B5" office:value-type="string">
            <text:p text:style-name="P4">11<text:span text:style-name="T9">2</text:span></text:p>
          </table:table-cell>
          <table:table-cell table:style-name="Tableau1.C5" office:value-type="string">
            <text:p text:style-name="P4">1<text:span text:style-name="T9">6</text:span></text:p>
          </table:table-cell>
          <table:table-cell table:style-name="Tableau1.D5" office:value-type="string">
            <text:p text:style-name="P4">0</text:p>
          </table:table-cell>
        </table:table-row>
        <table:table-row table:style-name="Tableau1.1">
          <table:table-cell table:style-name="Tableau1.A2" office:value-type="string">
            <text:p text:style-name="P4">1</text:p>
          </table:table-cell>
          <table:table-cell table:style-name="Tableau1.B6" office:value-type="string">
            <text:p text:style-name="P4">8<text:span text:style-name="T9">0</text:span></text:p>
          </table:table-cell>
          <table:table-cell table:style-name="Tableau1.C4" office:value-type="string">
            <text:p text:style-name="P4">4<text:span text:style-name="T9">8</text:span></text:p>
          </table:table-cell>
          <table:table-cell table:style-name="Tableau1.D6" office:value-type="string">
            <text:p text:style-name="P4">0</text:p>
          </table:table-cell>
        </table:table-row>
        <table:table-row table:style-name="Tableau1.1">
          <table:table-cell table:style-name="Tableau1.A2" office:value-type="string">
            <text:p text:style-name="P4">2</text:p>
          </table:table-cell>
          <table:table-cell table:style-name="Tableau1.B7" office:value-type="string">
            <text:p text:style-name="P4">4<text:span text:style-name="T9">8</text:span></text:p>
          </table:table-cell>
          <table:table-cell table:style-name="Tableau1.C7" office:value-type="string">
            <text:p text:style-name="P4">8<text:span text:style-name="T9">0</text:span></text:p>
          </table:table-cell>
          <table:table-cell table:style-name="Tableau1.D7" office:value-type="string">
            <text:p text:style-name="P4">0</text:p>
          </table:table-cell>
        </table:table-row>
        <table:table-row table:style-name="Tableau1.1">
          <table:table-cell table:style-name="Tableau1.A2" office:value-type="string">
            <text:p text:style-name="P4">3</text:p>
          </table:table-cell>
          <table:table-cell table:style-name="Tableau1.B4" office:value-type="string">
            <text:p text:style-name="P4">1<text:span text:style-name="T9">6</text:span></text:p>
          </table:table-cell>
          <table:table-cell table:style-name="Tableau1.C8" office:value-type="string">
            <text:p text:style-name="P4">11<text:span text:style-name="T9">2</text:span></text:p>
          </table:table-cell>
          <table:table-cell table:style-name="Tableau1.D8" office:value-type="string">
            <text:p text:style-name="P4">0</text:p>
          </table:table-cell>
        </table:table-row>
        <table:table-row table:style-name="Tableau1.1">
          <table:table-cell table:style-name="Tableau1.A2" office:value-type="string">
            <text:p text:style-name="P4">4</text:p>
          </table:table-cell>
          <table:table-cell table:style-name="Tableau1.A2" office:value-type="string">
            <text:p text:style-name="P4">0</text:p>
          </table:table-cell>
          <table:table-cell table:style-name="Tableau1.C8" office:value-type="string">
            <text:p text:style-name="P4">11<text:span text:style-name="T9">2</text:span></text:p>
          </table:table-cell>
          <table:table-cell table:style-name="Tableau1.D9" office:value-type="string">
            <text:p text:style-name="P4">1<text:span text:style-name="T9">6</text:span></text:p>
          </table:table-cell>
        </table:table-row>
        <table:table-row table:style-name="Tableau1.1">
          <table:table-cell table:style-name="Tableau1.A2" office:value-type="string">
            <text:p text:style-name="P4">5</text:p>
          </table:table-cell>
          <table:table-cell table:style-name="Tableau1.A2" office:value-type="string">
            <text:p text:style-name="P4">0</text:p>
          </table:table-cell>
          <table:table-cell table:style-name="Tableau1.C7" office:value-type="string">
            <text:p text:style-name="P4">8<text:span text:style-name="T9">0</text:span></text:p>
          </table:table-cell>
          <table:table-cell table:style-name="Tableau1.D4" office:value-type="string">
            <text:p text:style-name="P4">4<text:span text:style-name="T9">8</text:span></text:p>
          </table:table-cell>
        </table:table-row>
        <table:table-row table:style-name="Tableau1.1">
          <table:table-cell table:style-name="Tableau1.A2" office:value-type="string">
            <text:p text:style-name="P4">6</text:p>
          </table:table-cell>
          <table:table-cell table:style-name="Tableau1.A2" office:value-type="string">
            <text:p text:style-name="P4">0</text:p>
          </table:table-cell>
          <table:table-cell table:style-name="Tableau1.C4" office:value-type="string">
            <text:p text:style-name="P4">4<text:span text:style-name="T9">8</text:span></text:p>
          </table:table-cell>
          <table:table-cell table:style-name="Tableau1.D11" office:value-type="string">
            <text:p text:style-name="P4">8<text:span text:style-name="T9">0</text:span></text:p>
          </table:table-cell>
        </table:table-row>
        <table:table-row table:style-name="Tableau1.1">
          <table:table-cell table:style-name="Tableau1.A2" office:value-type="string">
            <text:p text:style-name="P4">7</text:p>
          </table:table-cell>
          <table:table-cell table:style-name="Tableau1.A2" office:value-type="string">
            <text:p text:style-name="P4">0</text:p>
          </table:table-cell>
          <table:table-cell table:style-name="Tableau1.C5" office:value-type="string">
            <text:p text:style-name="P4">1<text:span text:style-name="T9">6</text:span></text:p>
          </table:table-cell>
          <table:table-cell table:style-name="Tableau1.D12" office:value-type="string">
            <text:p text:style-name="P4">11<text:span text:style-name="T9">2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" svg:viewBox="0 0 20 20" svg:d="M0 20l10-20 10 20z"/>
    <draw:marker draw:name="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 C</meta:initial-creator>
    <meta:creation-date>2021-01-11T21:29:56.564614466</meta:creation-date>
    <dc:date>2021-01-12T11:47:32.958051292</dc:date>
    <dc:creator>J C</dc:creator>
    <meta:editing-duration>PT29M47S</meta:editing-duration>
    <meta:editing-cycles>3</meta:editing-cycles>
    <meta:generator>LibreOffice/7.0.3.1$MacOSX_X86_64 LibreOffice_project/d7547858d014d4cf69878db179d326fc3483e082</meta:generator>
    <meta:document-statistic meta:table-count="1" meta:image-count="0" meta:object-count="1" meta:page-count="1" meta:paragraph-count="51" meta:word-count="328" meta:character-count="1739" meta:non-whitespace-character-count="1456"/>
  </office:meta>
</office:document-meta>
</file>

<file path=Object 1/content.xml><?xml version="1.0" encoding="utf-8"?>
<math xmlns="http://www.w3.org/1998/Math/MathML" display="block">
  <semantics>
    <mrow>
      <mi>y</mi>
      <mrow>
        <mspace width="2em"/>
        <mo stretchy="false">=</mo>
        <mspace width="2em"/>
      </mrow>
      <mrow>
        <mfrac>
          <mn>128</mn>
          <mn>4</mn>
        </mfrac>
        <mo stretchy="false">×</mo>
        <mi>n</mi>
      </mrow>
    </mrow>
    <annotation encoding="StarMath 5.0">alignc {y ~=~128 over 4 times n}</annotation>
  </semantics>
</math>
</file>